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ca9" officeooo:paragraph-rsid="000ffca9"/>
    </style:style>
    <style:style style:name="P2" style:family="paragraph" style:parent-style-name="Standard">
      <style:paragraph-properties fo:text-align="start" style:justify-single-word="false"/>
      <style:text-properties officeooo:rsid="000ffca9" officeooo:paragraph-rsid="000ffca9"/>
    </style:style>
    <style:style style:name="P3" style:family="paragraph" style:parent-style-name="Standard">
      <style:paragraph-properties fo:text-align="start" style:justify-single-word="false"/>
      <style:text-properties officeooo:rsid="00136e11" officeooo:paragraph-rsid="00136e11"/>
    </style:style>
    <style:style style:name="P4" style:family="paragraph" style:parent-style-name="Standard">
      <style:paragraph-properties fo:text-align="start" style:justify-single-word="false"/>
      <style:text-properties officeooo:rsid="00142198" officeooo:paragraph-rsid="00142198"/>
    </style:style>
    <style:style style:name="P5" style:family="paragraph" style:parent-style-name="Standard">
      <style:paragraph-properties fo:text-align="start" style:justify-single-word="false"/>
      <style:text-properties officeooo:rsid="0015fcae" officeooo:paragraph-rsid="00136e11"/>
    </style:style>
    <style:style style:name="P6" style:family="paragraph" style:parent-style-name="Standard">
      <style:paragraph-properties fo:text-align="start" style:justify-single-word="false"/>
      <style:text-properties officeooo:rsid="0016fd1a" officeooo:paragraph-rsid="0016fd1a"/>
    </style:style>
    <style:style style:name="P7" style:family="paragraph" style:parent-style-name="Standard">
      <style:paragraph-properties fo:text-align="start" style:justify-single-word="false"/>
      <style:text-properties officeooo:rsid="001be705" officeooo:paragraph-rsid="001be705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6e11" officeooo:paragraph-rsid="00136e11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36e11" officeooo:paragraph-rsid="00136e11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6fd1a" officeooo:paragraph-rsid="00136e11"/>
    </style:style>
    <style:style style:name="P11" style:family="paragraph" style:parent-style-name="Standard">
      <style:paragraph-properties fo:text-align="start" style:justify-single-word="false"/>
      <style:text-properties officeooo:rsid="001be705" officeooo:paragraph-rsid="001be705"/>
    </style:style>
    <style:style style:name="P12" style:family="paragraph" style:parent-style-name="Standard">
      <style:paragraph-properties fo:text-align="start" style:justify-single-word="false"/>
      <style:text-properties officeooo:rsid="001c98df" officeooo:paragraph-rsid="001be705"/>
    </style:style>
    <style:style style:name="P13" style:family="paragraph" style:parent-style-name="Standard">
      <style:paragraph-properties fo:text-align="start" style:justify-single-word="false"/>
      <style:text-properties officeooo:rsid="001c98df" officeooo:paragraph-rsid="001c98df"/>
    </style:style>
    <style:style style:name="T1" style:family="text">
      <style:text-properties officeooo:rsid="0010657f"/>
    </style:style>
    <style:style style:name="T2" style:family="text">
      <style:text-properties officeooo:rsid="0015fcae"/>
    </style:style>
    <style:style style:name="T3" style:family="text">
      <style:text-properties officeooo:rsid="001be7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3 </text:p>
      <text:p text:style-name="P1"/>
      <text:p text:style-name="P2">Prog. Defensiva</text:p>
      <text:p text:style-name="P2"/>
      <text:p text:style-name="P2">- assert</text:p>
      <text:p text:style-name="P2">- system calls</text:p>
      <text:p text:style-name="P2"><text:tab/>retorno : 0 – sucesso </text:p>
      <text:p text:style-name="P2"><text:tab/> <text:s text:c="2"/>int <text:s/>!= <text:s text:c="2"/>{ Código </text:p>
      <text:p text:style-name="P2"><text:tab/><text:tab/> <text:s text:c="3"/><text:span text:style-name="T1">{ errno. H <text:s/>–-→ errno , strenno, perror </text:span><text:tab/></text:p>
      <text:p text:style-name="P2"><text:s/><text:tab/></text:p>
      <text:p text:style-name="P2"><text:tab/>3</text:p>
      <text:p text:style-name="P2"/>
      <text:p text:style-name="P2">#define hderror </text:p>
      <text:p text:style-name="P2">(errono.h)</text:p>
      <text:p text:style-name="P2"/>
      <text:p text:style-name="P3">E<text:span text:style-name="T2">xercicio</text:span> 1 </text:p>
      <text:p text:style-name="P3"/>
      <text:list xml:id="list7269590551719159757" text:style-name="L1">
        <text:list-item>
          <text:p text:style-name="P8">gcc -c test . C</text:p>
        </text:list-item>
      </text:list>
      <text:p text:style-name="P3"><text:tab/><text:span text:style-name="T2">(crio o objeto test.o)</text:span></text:p>
      <text:p text:style-name="P3"/>
      <text:list xml:id="list1061458063011601582" text:style-name="L2">
        <text:list-item>
          <text:p text:style-name="P9">ar cr libtest.a test.o</text:p>
        </text:list-item>
      </text:list>
      <text:p text:style-name="P3"><text:tab/><text:span text:style-name="T2">coloco o arquivo test.o na biblioteca estática </text:span></text:p>
      <text:p text:style-name="P3"><text:tab/></text:p>
      <text:list xml:id="list6724303716018596517" text:style-name="L3">
        <text:list-item>
          <text:p text:style-name="P10">gcc -o app app.o -L. -ltest</text:p>
        </text:list-item>
      </text:list>
      <text:p text:style-name="P6"><text:tab/>Criando aplicativo final </text:p>
      <text:p text:style-name="P6"><text:tab/></text:p>
      <text:p text:style-name="P3">------</text:p>
      <text:p text:style-name="P5"/>
      <text:p text:style-name="P4">Jeito que a gente costuma usar o gcc</text:p>
      <text:p text:style-name="P4"/>
      <text:p text:style-name="P4">gcc -o app2 app.c -ltest -L</text:p>
      <text:p text:style-name="P4"><text:tab/></text:p>
      <text:p text:style-name="P4"><text:tab/>Compilador + linker </text:p>
      <text:p text:style-name="P2"/>
      <text:p text:style-name="P2">→<text:span text:style-name="T3"> </text:span></text:p>
      <text:p text:style-name="P7">tivemos que copiar essa biblitoeca para esse endereço</text:p>
      <text:p text:style-name="P7">sudo cp libtestdyn.so /usr/lib/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9:22:25.309763256</meta:creation-date>
    <dc:date>2017-03-29T20:10:58.862204037</dc:date>
    <meta:editing-duration>PT37M37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94" meta:character-count="523" meta:non-whitespace-character-count="419"/>
  </office:meta>
</office:document-meta>
</file>